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1667in" fo:margin-left="-0.0799in" fo:margin-top="0in" fo:margin-bottom="0in" table:align="left"/>
    </style:style>
    <style:style style:name="Table1.A" style:family="table-column">
      <style:table-column-properties style:column-width="5.125in"/>
    </style:style>
    <style:style style:name="Table1.B" style:family="table-column">
      <style:table-column-properties style:column-width="1.041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B1" style:family="table-cell">
      <style:table-cell-properties style:vertical-align="" fo:padding="0.0694in" fo:border-left="0.75pt solid #000001" fo:border-right="1pt solid #000001" fo:border-top="1pt solid #000001" fo:border-bottom="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style:font-name="Courier New" style:font-name-asian="Courier New1" style:font-name-complex="Courier New1"/>
    </style:style>
    <style:style style:name="P4" style:family="paragraph" style:parent-style-name="Standard" style:master-page-name="Standard">
      <style:paragraph-properties fo:margin-top="0in" fo:margin-bottom="0in" loext:contextual-spacing="false" style:page-number="1" fo:padding="0in" fo:border="none"/>
    </style:style>
    <style:style style:name="P5"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6"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7" style:family="paragraph" style:parent-style-name="Standard">
      <style:paragraph-properties fo:margin-left="0in" fo:margin-right="0in" fo:margin-top="0in" fo:margin-bottom="0in" loext:contextual-spacing="false" fo:text-indent="0.5in" style:auto-text-indent="false" fo:padding="0in" fo:border="none"/>
    </style:style>
    <style:style style:name="T1" style:family="text">
      <style:text-properties fo:font-style="italic" fo:font-weight="bold" style:font-style-asian="italic" style:font-weight-asian="bold"/>
    </style:style>
    <style:style style:name="T2" style:family="text">
      <style:text-properties style:text-underline-style="none"/>
    </style:style>
    <style:style style:name="T3" style:family="text">
      <style:text-properties style:font-name="Courier New" style:text-underline-style="solid" style:text-underline-width="auto" style:text-underline-color="font-color" fo:font-weight="bold" style:font-name-asian="Courier New1" style:font-weight-asian="bold" style:font-name-complex="Courier New1"/>
    </style:style>
    <style:style style:name="T4" style:family="text">
      <style:text-properties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able:table table:name="Table1" table:style-name="Table1">
        <table:table-column table:style-name="Table1.A"/>
        <table:table-column table:style-name="Table1.B"/>
        <text:soft-page-break/>
        <table:table-row table:style-name="Table1.1">
          <table:table-cell table:style-name="Table1.A1" office:value-type="string">
            <text:p text:style-name="P2">ИГРАОНИЦА</text:p>
            <text:p text:style-name="P2"><text:s/></text:p>
            <text:p text:style-name="P2">Република Српска 2013. </text:p>
            <text:p text:style-name="P2">Регионално такмичење из информатике за средње школе </text:p>
            <text:p text:style-name="P2">(2. задатак)</text:p>
          </table:table-cell>
          <table:table-cell table:style-name="Table1.B1" office:value-type="string">
            <text:p text:style-name="P2">20 бодова</text:p>
          </table:table-cell>
        </table:table-row>
      </table:table>
      <text:p text:style-name="P1"><text:soft-page-break/></text:p>
      <text:p text:style-name="P1">У нашој земљи млади одавно проводе своје слободно вријеме у играоницама, играјући веома популарне мрежне игре. За нас су данас небитни детаљи везани за игре. Важно је да је потребан један сервер и више клијент рачунара, који су умрежени тако да од сваког клијента води тачно један кабл до сервера. Локални бизнисмен Ђура процијенио је да је ово веома уносан посао и одлучио да се упусти у њега, те је отворио сопствену играоницу. Да би се његова играоница разликовала од мноштва других, ријешио је да посебну пажњу посвети што поштенијем игрању. Један од проблема које се наметнуо је тај што подаци кроз каблове путују великом, мада ипак коначном брзином. Ђура је одлучио бити ригорозан и захтјева да сви каблови који воде од клијента до сервера буду потпуно исте дужине. Други захтјев је да дужине каблова буду што веће, како рачунари <text:s/>не би били превише близу један другом. Помозите Ђури да ријеши проблем. Ђура има <text:span text:style-name="T1">N</text:span> клијената и <text:span text:style-name="T1">К</text:span> каблова различитих дужина. Он треба да од тих <text:span text:style-name="T1">К</text:span> каблова исијече <text:span text:style-name="T1">n</text:span> каблова потпуно исте, али највеће могуће дужине. Ваш програм треба одредити ту дужину.</text:p>
      <text:p text:style-name="P1"/>
      <text:p text:style-name="P1">Улаз:</text:p>
      <text:list xml:id="list8912783971960339304" text:style-name="WWNum1">
        <text:list-item>
          <text:p text:style-name="P5">Број клијената <text:span text:style-name="T1">N</text:span> (<text:span text:style-name="T1">N</text:span> ≤ 5000)</text:p>
        </text:list-item>
        <text:list-item>
          <text:p text:style-name="P5">Број каблова <text:span text:style-name="T1">К</text:span> (<text:span text:style-name="T1">К</text:span> ≤ 5000)</text:p>
        </text:list-item>
        <text:list-item>
          <text:p text:style-name="P5">У сљедећих К редова налазе се дужине каблова у метрима, свака у посебном реду, и то на двије децимале. Свака од дужина је мања од 10.000 метара.</text:p>
        </text:list-item>
      </text:list>
      <text:p text:style-name="P1"/>
      <text:p text:style-name="P1">Излаз:</text:p>
      <text:list xml:id="list9024239557425861022" text:style-name="WWNum2">
        <text:list-item>
          <text:p text:style-name="P6">У први и једини ред излаза треба уписати тражену највећу могућу дужину појединачног кабла, заокружену на двије децимале.</text:p>
        </text:list-item>
      </text:list>
      <text:p text:style-name="P1"/>
      <text:p text:style-name="P1">Задатак снимити под именом IGRAONICA</text:p>
      <text:p text:style-name="P1"/>
      <text:p text:style-name="P1"><text:span text:style-name="T3">Примјер 1:</text:span></text:p>
      <text:p text:style-name="P1"><text:span text:style-name="T4">Улаз:</text:span></text:p>
      <text:p text:style-name="P1"><text:span text:style-name="T4"><text:tab/>&gt; N = 11<text:line-break/><text:tab/>&gt; K = 4</text:span></text:p>
      <text:p text:style-name="P7"><text:span text:style-name="T4">&gt; 8,01 </text:span></text:p>
      <text:p text:style-name="P7"><text:span text:style-name="T4">&gt; 7,43 </text:span></text:p>
      <text:p text:style-name="P7"><text:span text:style-name="T4">&gt; 4,57 </text:span></text:p>
      <text:p text:style-name="P7"><text:span text:style-name="T4">&gt; 5,39</text:span></text:p>
      <text:p text:style-name="P1"><text:span text:style-name="T4">Излаз:</text:span></text:p>
      <text:p text:style-name="P1"><text:span text:style-name="T4"><text:tab/>&gt; 2,00</text:span></text:p>
      <text:p text:style-name="P3"/>
      <text:p text:style-name="P1"><text:span text:style-name="T3">Примјер 2:</text:span></text:p>
      <text:p text:style-name="P1"><text:span text:style-name="T4">Улаз:</text:span></text:p>
      <text:p text:style-name="P1"><text:span text:style-name="T4"><text:tab/>&gt; N = 2<text:line-break/><text:tab/>&gt; K = 1</text:span></text:p>
      <text:p text:style-name="P7"><text:soft-page-break/><text:span text:style-name="T4">&gt; 8,00</text:span></text:p>
      <text:p text:style-name="P1"><text:span text:style-name="T4">Излаз:</text:span></text:p>
      <text:p text:style-name="P1"><text:span text:style-name="T4"><text:tab/>&gt; 4,00</text:span></text:p>
      <text:p text:style-name="P3"/>
      <text:p text:style-name="P1"><text:span text:style-name="T3">Примјер 3:</text:span></text:p>
      <text:p text:style-name="P1"><text:span text:style-name="T4">Улаз:</text:span></text:p>
      <text:p text:style-name="P1"><text:span text:style-name="T4"><text:tab/>&gt; N = 10<text:line-break/><text:tab/>&gt; K = 2</text:span></text:p>
      <text:p text:style-name="P7"><text:span text:style-name="T4">&gt; 8,00 </text:span></text:p>
      <text:p text:style-name="P7"><text:span text:style-name="T4">&gt; 10,55</text:span></text:p>
      <text:p text:style-name="P1"><text:span text:style-name="T4">Излаз:</text:span></text:p>
      <text:p text:style-name="P1"><text:span text:style-name="T4"><text:tab/>&gt; 1,76</text:span></text:p>
      <text:p text:style-name="P1"><text:span text:style-name="T3">Примјер 4:</text:span></text:p>
      <text:p text:style-name="P1"><text:span text:style-name="T4">Улаз:</text:span></text:p>
      <text:p text:style-name="P1"><text:span text:style-name="T4"><text:tab/>&gt; N = 15<text:line-break/><text:tab/>&gt; K = 6</text:span></text:p>
      <text:p text:style-name="P7"><text:span text:style-name="T4">&gt; 9,22 </text:span></text:p>
      <text:p text:style-name="P7"><text:span text:style-name="T4">&gt; 7,00 </text:span></text:p>
      <text:p text:style-name="P7"><text:span text:style-name="T4">&gt; 5,07 </text:span></text:p>
      <text:p text:style-name="P7"><text:span text:style-name="T4">&gt; 5,39 </text:span></text:p>
      <text:p text:style-name="P7"><text:span text:style-name="T4">&gt; 6,66 </text:span></text:p>
      <text:p text:style-name="P7"><text:span text:style-name="T4">&gt; 7,46</text:span></text:p>
      <text:p text:style-name="P1"><text:span text:style-name="T4">Излаз:</text:span></text:p>
      <text:p text:style-name="P1"><text:span text:style-name="T4"><text:tab/>&gt; 2,33</text:span></text:p>
      <text:p text:style-name="P3"/>
      <text:p text:style-name="P1"><text:span text:style-name="T3">Примјер 5:</text:span></text:p>
      <text:p text:style-name="P1"><text:span text:style-name="T4">Улаз:</text:span></text:p>
      <text:p text:style-name="P1"><text:span text:style-name="T4"><text:tab/>&gt; N = 5<text:line-break/><text:tab/>&gt; K = 4</text:span></text:p>
      <text:p text:style-name="P7"><text:soft-page-break/><text:span text:style-name="T4">&gt; 2,01 </text:span></text:p>
      <text:p text:style-name="P7"><text:span text:style-name="T4">&gt; 3,43 </text:span></text:p>
      <text:p text:style-name="P7"><text:span text:style-name="T4">&gt; 4,01 </text:span></text:p>
      <text:p text:style-name="P7"><text:span text:style-name="T4">&gt; 5,39</text:span></text:p>
      <text:p text:style-name="P1"><text:span text:style-name="T4">Излаз:</text:span></text:p>
      <text:p text:style-name="P1"><text:span text:style-name="T4"><text:tab/>&gt; 2,01</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57" meta:word-count="370" meta:character-count="1903" meta:non-whitespace-character-count="1560"/>
    <meta:generator>LibreOfficeDev/5.1.0.3$Linux_X86_64 LibreOffice_project/</meta:generator>
  </office:meta>
</office:document-meta>
</file>